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21"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22"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23"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24"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25" style:family="paragraph" style:parent-style-name="Standard">
      <style:paragraph-properties fo:text-align="start" style:justify-single-word="false" fo:break-before="page"/>
      <style:text-properties style:text-position="0% 100%" fo:font-style="normal" officeooo:rsid="070dcad7" officeooo:paragraph-rsid="070dcad7" style:font-style-asian="normal" style:font-style-complex="normal"/>
    </style:style>
    <style:style style:name="P26"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27"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28" style:family="paragraph" style:parent-style-name="Standard">
      <style:paragraph-properties fo:text-align="start" style:justify-single-word="false" fo:break-before="page"/>
      <style:text-properties style:text-position="0% 100%" fo:font-style="normal" officeooo:rsid="070f47df" officeooo:paragraph-rsid="070f47df" style:font-style-asian="normal" style:font-style-complex="normal"/>
    </style:style>
    <style:style style:name="P29"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30"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31"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32"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33"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34" style:family="paragraph" style:parent-style-name="Standard">
      <style:paragraph-properties fo:text-align="start" style:justify-single-word="false" fo:break-before="page"/>
      <style:text-properties style:text-position="0% 100%" fo:font-style="normal" officeooo:rsid="0719a1df" officeooo:paragraph-rsid="0719a1df" style:font-style-asian="normal" style:font-style-complex="normal"/>
    </style:style>
    <style:style style:name="P35"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36"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37"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38"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39"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40"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41" style:family="paragraph" style:parent-style-name="Standard">
      <style:paragraph-properties fo:text-align="start" style:justify-single-word="false"/>
      <style:text-properties style:text-position="0% 100%" fo:font-style="italic" officeooo:rsid="071cf49a" officeooo:paragraph-rsid="071cf49a"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4" style:family="text">
      <style:text-properties fo:color="#ffffff" loext:opacity="100%" style:text-position="0% 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15"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6"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7"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3"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4"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5"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6" style:family="text">
      <style:text-properties fo:color="#ffffff" loext:opacity="100%" style:text-position="super 58%" style:font-name="PT Mono" fo:font-size="8pt" style:text-underline-style="none" fo:font-weight="normal" officeooo:rsid="071e69c0"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1e69c0"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fo:font-style="normal" style:text-underline-style="none" fo:font-weight="normal"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88"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89"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90"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91"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92"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93" style:family="text">
      <style:text-properties style:text-position="0% 100%"/>
    </style:style>
    <style:style style:name="T94"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6">R</text:span><text:span text:style-name="T4">oss </text:span><text:span text:style-name="T11">lay</text:span><text:span text:style-name="T3"> on the couch, drank cold coffee, looked at </text:span><text:span text:style-name="T4">his</text:span><text:span text:style-name="T3"> phone.</text:span><text:span text:style-name="T18">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text:span text:style-name="T94">to</text:span> the side of the road, picked berries, continued on, stopped at a BBQ joint, ate <text:span text:style-name="T94">a bit</text:span>, took some to go, drove to Downing. Hannah napped and Ross emailed Morgan’s Comics about a job opening.</text:p>
      <text:p text:style-name="P9"><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text:span text:style-name="T94">cooked</text:span>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text:span><text:span text:style-name="T11">s</text:span><text:span text:style-name="T1"> a lot to do, and his presence is too calming. He scarfed two pancakes, drove up to Meyers, heard from </text:span><text:span text:style-name="T11">Stephen</text:span><text:span text:style-name="T1"> about how many trash bags of dead flies he had gathered in the basement, sat at the computer, wrote in his journal.</text:span><text:span text:style-name="T17">1121</text:span><text:span text:style-name="T1"> </text:span></text:p>
      <text:p text:style-name="P5"><text:span text:style-name="T1"><text:s text:c="3"/></text:span><text:span text:style-name="T6">Ross took a shower/shaved, </text:span><text:span text:style-name="T11">lay</text:span><text:span text:style-name="T6"> in bed a while, got dressed, drove to Downing, put monitors, mic stand, guitar, Fishman into the Camry, drove to </text:span><text:span text:style-name="T7">the Brew Pump. Ross got </text:span><text:span text:style-name="T11">g</text:span><text:span text:style-name="T7">as/hope waters while Hannah went across the street for rosemary chicken salad. </text:span><text:span text:style-name="T11">She</text:span><text:span text:style-name="T6"> was feeling anxious. They got coffee </text:span><text:span text:style-name="T7">in Sylva</text:span><text:span text:style-name="T6">, continued to exit 74, realized they actually wanted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text:span text:style-name="T94">one </text:span>as well. She said she had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2">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7">624</text:span><text:span text:style-name="T1"> </text:span></text:p>
      <text:p text:style-name="P13"><text:span text:style-name="T1"><text:s text:c="3"/></text:span><text:span text:style-name="T8">Kamaka ran UBRS </text:span><text:span text:style-name="T10">with LTD</text:span><text:span text:style-name="T8">.</text:span><text:span text:style-name="T19">752</text:span></text:p>
      <text:p text:style-name="P13"><text:span text:style-name="T8"><text:s text:c="3"/></text:span><text:span text:style-name="T9">Ross looked at Instagram.</text:span><text:span text:style-name="T20">829</text:span><text:span text:style-name="T9"> </text:span></text:p>
      <text:p text:style-name="P13"><text:span text:style-name="T9"><text:s text:c="3"/></text:span><text:span text:style-name="T10">Tokup ran BRD with Pughouse, winning nothing.</text:span><text:span text:style-name="T21">1009</text:span></text:p>
      <text:p text:style-name="P13"><text:span text:style-name="T10"/></text:p>
      <text:p text:style-name="P14"><text:span text:style-name="T1">vii.vii</text:span></text:p>
      <text:p text:style-name="P14"><text:span text:style-name="T1"/></text:p>
      <text:p text:style-name="P15"><text:span text:style-name="T1">Ross </text:span><text:span text:style-name="T11">typed</text:span><text:span text:style-name="T1"> on his </text:span><text:span text:style-name="T11">device</text:span><text:span text:style-name="T1">:</text:span></text:p>
      <text:p text:style-name="P15"><text:span text:style-name="T1"><text:s text:c="3"/></text:span><text:span text:style-name="T12">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2"><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22">1152</text:span></text:p>
      <text:p text:style-name="P15"><text:span text:style-name="T12"><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22">1201</text:span></text:p>
      <text:p text:style-name="P15"><text:span text:style-name="T12"><text:s text:c="3"/>I walked up the hill, sat at the next bus stop, had a text from Hannah, "Good morning sweet pea! Hope your day is good"</text:span></text:p>
      <text:p text:style-name="P15"><text:span text:style-name="T12"><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2"><text:s text:c="3"/>But yes, it has been good and I hope yours is too" </text:span><text:span text:style-name="T22">1211</text:span></text:p>
      <text:p text:style-name="P15"><text:span text:style-name="T12"><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2"><text:s text:c="3"/>"I hope you are okay sweet pea! I am glad you are safe," she said.</text:span></text:p>
      <text:p text:style-name="P15"><text:span text:style-name="T12"><text:s text:c="3"/>I said, "Yeah just a lil rush of adrenaline/anger. I'm arriving at the bank now and I love you so much" </text:span><text:span text:style-name="T22">1240</text:span></text:p>
      <text:p text:style-name="P15"><text:span text:style-name="T12"><text:s text:c="3"/>I went into the bank, deposited $250 from the Stacoah gig, walked west on College, turned right at Rankin, sat on the sidewalk for a </text:span><text:span text:style-name="T13">moment</text:span><text:span text:style-name="T12">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2"><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2"><text:s text:c="3"/>He said, "Heck yeah bud! Glad yall had a good time. I do wanna get that stuff figured out for live band." </text:span><text:span text:style-name="T22">112</text:span></text:p>
      <text:p text:style-name="P15"><text:span text:style-name="T12"><text:s text:c="3"/>I settled up with Dave, paid a week of rent, walked to Malaprops, looked for a journal, walked to the library, which was closed. I cut across to Battery Park, the indoor restroom, took a seat.</text:span><text:span text:style-name="T22">145</text:span></text:p>
      <text:p text:style-name="P15"><text:span text:style-name="T22"/></text:p>
      <text:p text:style-name="P16"><text:span text:style-name="T47">Ross walked out of </text:span><text:span text:style-name="T59">downtown</text:span><text:span text:style-name="T47">, </text:span><text:span text:style-name="T59">sat</text:span><text:span text:style-name="T47"> at the Clingman bus stop, did a chess puzzle, went across the bridge </text:span><text:span text:style-name="T51">to the</text:span><text:span text:style-name="T47"> next stop, did another puzzle, walked up the hill. It started to rain. He tried to wait it out at Taco Billy, but, </text:span><text:span text:style-name="T51">once the weather app</text:span><text:span text:style-name="T47"> finally updated, he summon</text:span><text:span text:style-name="T51">ed</text:span><text:span text:style-name="T47"> an Uber, rode to Meyers, got debriefed by Stephen, sat at the computer, wrote,</text:span><text:span text:style-name="T25">328</text:span><text:span text:style-name="T47"> </text:span><text:soft-page-break/><text:span text:style-name="T48">made his bed, cooked noodles,</text:span><text:span text:style-name="T26">351</text:span><text:span text:style-name="T49"> </text:span><text:span text:style-name="T51">laid</text:span><text:span text:style-name="T49"> in bed, clean</text:span><text:span text:style-name="T51">ed</text:span><text:span text:style-name="T49"> his room, heard from Stephen that Tony had possibly been shitting in the sink,</text:span><text:span text:style-name="T27">446</text:span><text:span text:style-name="T50"> talked to Hannah, took a bath,</text:span><text:span text:style-name="T28">545</text:span><text:span text:style-name="T50"> </text:span><text:span text:style-name="T52">updated his website, </text:span><text:span text:style-name="T53">made a cup of coffee</text:span><text:span text:style-name="T52">.</text:span><text:span text:style-name="T29">62</text:span><text:span text:style-name="T30">4 </text:span></text:p>
      <text:p text:style-name="P16"><text:span text:style-name="T54"><text:s text:c="3"/></text:span><text:span text:style-name="T55">Ross walked to Ingles, bought grapes, pizza, hop water, went down to Downing, looked at his phone on the couch while Hannah fluttered about, made pizza, ate while watching Throw Down, made love, went to sleep.</text:span></text:p>
      <text:p text:style-name="P16"><text:span text:style-name="T55"/></text:p>
      <text:p text:style-name="P17"><text:span text:style-name="T47">vii.viii</text:span></text:p>
      <text:p text:style-name="P17"><text:span text:style-name="T47"/></text:p>
      <text:p text:style-name="P17"><text:span text:style-name="T47">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5">842</text:span><text:span text:style-name="T47"> </text:span><text:span text:style-name="T56">looked at his phone, took the most amazing nap,</text:span><text:span text:style-name="T31">1229</text:span><text:span text:style-name="T56"> </text:span><text:span text:style-name="T57">looked at his phone, made a sandwich, ate in the kitchen, got rundown of Stephen’s stressors.</text:span><text:span text:style-name="T32">153</text:span></text:p>
      <text:p text:style-name="P17"><text:span text:style-name="T57"><text:s text:c="3"/></text:span><text:span text:style-name="T58">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58"/></text:p>
      <text:p text:style-name="P37"><text:span text:style-name="T58">V</text:span><text:span text:style-name="T47">II.IX</text:span></text:p>
      <text:p text:style-name="P37"><text:span text:style-name="T47"/></text:p>
      <text:p text:style-name="P37"><text:span text:style-name="T47">I woke at seven, felt achey from doing nothing all day. Haden was banging around, gathering belongings. I sat up, closed my eyes, laid back down. She left and I immediately heard Stephen clanking around.</text:span></text:p>
      <text:p text:style-name="P37"><text:span text:style-name="T47"><text:s text:c="3"/>I typed up the end of my previous entry, played Wordle (NOVEL in five,) packed my scratch journal, </text:span><text:span text:style-name="T60">On Quality</text:span><text:span text:style-name="T61">, two pens, wallet, phone, went into the kitchen, borrowed a splash of coffee, heard about Stephen vomiting from cleaning chemicals, grabbed a hop water, left the house.</text:span></text:p>
      <text:p text:style-name="P37"><text:span text:style-name="T61"><text:s text:c="3"/>The birb was standingon the ground. I congratulated her on her hatching, which I may not yet have written about. I walked up to the Freemason </text:span><text:soft-page-break/><text:span text:style-name="T61">lodge, sat, finished my coffee, switched to hope water, walked to Battle Cat, ordered a double espresso, sat on the porch, edited four pages, wrote,</text:span><text:span text:style-name="T33">1112</text:span><text:span text:style-name="T61"> read a chapter of </text:span><text:span text:style-name="T60">On Quality</text:span><text:span text:style-name="T61">,</text:span><text:span text:style-name="T33">1143</text:span><text:span text:style-name="T61"> talked to Hannah on the phone.</text:span><text:span text:style-name="T33">1150</text:span></text:p>
      <text:p text:style-name="P37"><text:span text:style-name="T61"><text:s text:c="3"/>she said she was running behind, so I walked to Cooperative, ordered a drip and a draft bubbly water. I think the water was free, which actually makes the $3.75 drip seem reasonable.</text:span><text:span text:style-name="T33">1203</text:span><text:span text:style-name="T61"> I read another chapter, heard from Hannah, correctly solved five chess puzzles.</text:span><text:span text:style-name="T33">1231</text:span></text:p>
      <text:p text:style-name="P37"><text:span text:style-name="T15"/></text:p>
      <text:p text:style-name="P18"><text:span text:style-name="T61">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61"><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3">236</text:span><text:span text:style-name="T61"> </text:span><text:span text:style-name="T62">laid in bed looking at his phone, put some gig clothes in the Camry.</text:span><text:span text:style-name="T34">534</text:span><text:span text:style-name="T62"> </text:span></text:p>
      <text:p text:style-name="P18"><text:span text:style-name="T62"><text:s text:c="3"/></text:span><text:span text:style-name="T63">Ross wrote in his scratch journal: </text:span><text:span text:style-name="T88">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4">635</text:span><text:span text:style-name="T88"> ate while listening to Ozzy Osbourne trivia.</text:span><text:span text:style-name="T24">648</text:span></text:p>
      <text:p text:style-name="P18"><text:span text:style-name="T24"/></text:p>
      <text:p text:style-name="P19"><text:span text:style-name="T61">When the trivia host announced it was time for a bio break, Ross approached him and said, “Only MMO </text:span><text:soft-page-break/><text:span text:style-name="T61">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61"><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61"><text:s text:c="3"/>The group played two more songs, ending with Sultans of Swing. Wyndham was embarrased, apologized, but Ross was unphased, more intrigued than anything. He also had an email from Morgan: <text:s text:c="3"/></text:span></text:p>
      <text:p text:style-name="P19"><text:span text:style-name="T87"><text:s text:c="3"/>Ross,</text:span></text:p>
      <text:p text:style-name="P19"><text:span text:style-name="T87"><text:s text:c="3"/>Hello to you!</text:span></text:p>
      <text:p text:style-name="P19"><text:span text:style-name="T87"><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87"><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87"><text:s text:c="3"/>If that sounds like the environment you'd like to work in, please, message back to set up an in-person meeting.</text:span></text:p>
      <text:p text:style-name="P19"><text:span text:style-name="T87"><text:s text:c="3"/>Warmest Regards,</text:span></text:p>
      <text:p text:style-name="P19"><text:span text:style-name="T87"><text:s text:c="3"/>Morgan</text:span></text:p>
      <text:p text:style-name="P19"><text:soft-page-break/><text:span text:style-name="T61">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61"/></text:p>
      <text:p text:style-name="P19"><text:span text:style-name="T61">vii.x</text:span></text:p>
      <text:p text:style-name="P19"><text:span text:style-name="T61"/></text:p>
      <text:p text:style-name="P19"><text:span text:style-name="T61">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61"><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3">1003</text:span><text:span text:style-name="T61"> </text:span></text:p>
      <text:p text:style-name="P19"><text:span text:style-name="T61"><text:s text:c="3"/></text:span><text:span text:style-name="T64">Ross relaxed, </text:span><text:span text:style-name="T65">read, </text:span><text:span text:style-name="T64">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9"><text:span text:style-name="T64"><text:s text:c="3"/>They drove to Ingles, bought coffee + ice cream, then down to Downing, where they watched an episode of Throw Down and went to bed.</text:span></text:p>
      <text:p text:style-name="P19"><text:span text:style-name="T64"/></text:p>
      <text:p text:style-name="P20"><text:span text:style-name="T61">vii.xi</text:span></text:p>
      <text:p text:style-name="P20"><text:span text:style-name="T61"/></text:p>
      <text:p text:style-name="P20"><text:span text:style-name="T61">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61">her goodbye, put his coffee on the warmer, laid in bed.</text:span><text:span text:style-name="T33">935</text:span></text:p>
      <text:p text:style-name="P20"><text:span text:style-name="T33"><text:s text:c="3"/></text:span><text:span text:style-name="T66">Kamaka made a piece of mooncloth.</text:span><text:span text:style-name="T35">1022</text:span><text:span text:style-name="T66"> </text:span></text:p>
      <text:p text:style-name="P20"><text:span text:style-name="T66"/></text:p>
      <text:p text:style-name="P38"><text:span text:style-name="T61">I got in the Camry, drove to Trammell, found the key, let Chuck out. She was very excited then immediately anxious about something. It took me a while to realize it was the thunderstorm, that she only felt safe with me in the bedroom and herself under the bed.</text:span></text:p>
      <text:p text:style-name="P38"><text:span text:style-name="T61"><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span></text:p>
      <text:p text:style-name="P38"><text:span text:style-name="T61"><text:s text:c="3"/>The only remaining mystery is whether I should integrate the MCU. My original thought was to save costs by not, but there’s barely enough room for it in the current layercase, and this would be 3MM shorter.</text:span></text:p>
      <text:p text:style-name="P38"><text:span text:style-name="T61"/></text:p>
      <text:p text:style-name="P38"><text:span text:style-name="T61">VII.XII</text:span></text:p>
      <text:p text:style-name="P38"><text:span text:style-name="T61"/></text:p>
      <text:p text:style-name="P38"><text:span text:style-name="T61">I slept til the monsters demanded food, fed them, ate fwuit, went back to bed, woke with a stiff back, made espresso, went out on the porch.</text:span><text:span text:style-name="T33">1054</text:span></text:p>
      <text:p text:style-name="P38"><text:span text:style-name="T61"><text:s text:c="3"/>I drank that, did the dishes cleaned the litter, talked to Hannah, figured out how to dispense hot water from the espresso machine, made an Americano, did kung-fu w/ Chuck on the porch, packed my bag, drove downtown.</text:span></text:p>
      <text:p text:style-name="P38"><text:span text:style-name="T61"><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span></text:p>
      <text:p text:style-name="P38"><text:span text:style-name="T61"><text:s text:c="3"/>I was tired, packed up drums, said goodbye to the friends, went to the co-op, bought noodles, ginger </text:span><text:soft-page-break/><text:span text:style-name="T61">ale, a plum, sat in the shade, ate, talked to Hannah. I drove to Meyers, talked to her again, went inside, got bugged by Stephen, got into Hannah’s car, rode to Ace, got a nut for her mic stand.</text:span></text:p>
      <text:p text:style-name="P38"><text:span text:style-name="T61"><text:s text:c="3"/>We went down to Downing, sat on the couch, looked at our phones, talked about keyboards, read from </text:span><text:span text:style-name="T60">The Artist’s Way</text:span><text:span text:style-name="T61">, cuddled, went to bed.</text:span></text:p>
      <text:p text:style-name="P38"><text:span text:style-name="T61"/></text:p>
      <text:p text:style-name="P38"><text:span text:style-name="T61">VII.XIII</text:span></text:p>
      <text:p text:style-name="P38"><text:span text:style-name="T61"/></text:p>
      <text:p text:style-name="P38"><text:span text:style-name="T61">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3">1157</text:span></text:p>
      <text:p text:style-name="P38"><text:span text:style-name="T15"/></text:p>
      <text:p text:style-name="P21"><text:span text:style-name="T61">We moved to a table, talked about pontooning, drove to Chipotle, picked up food, went to her house, parted ways. I talked with Kathryn in the yard about the video debating where the downbeat is in </text:span><text:span text:style-name="T87">Roll Out.</text:span><text:span text:style-name="T61">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21"><text:span text:style-name="T61"><text:s text:c="3"/>I turned on the light in my bedroom, set up the MacBook air, transcribed entries, wrote.</text:span><text:span text:style-name="T33">939</text:span><text:span text:style-name="T61"> </text:span></text:p>
      <text:p text:style-name="P21"><text:span text:style-name="T61"/></text:p>
      <text:p text:style-name="P39"><text:span text:style-name="T61">VII.XIV</text:span></text:p>
      <text:p text:style-name="P39"><text:span text:style-name="T61"/></text:p>
      <text:p text:style-name="P39"><text:span text:style-name="T61">I woke feeling very tired, sore even, eventually got up, ate some grapes, lay back down, mustered strength, left the house, walked to the bus stop just before the bridge.</text:span><text:span text:style-name="T33">1010</text:span><text:span text:style-name="T61"> I guess I also played Wordle (UNDID in four.) I do not understand why I feel so sore.</text:span></text:p>
      <text:p text:style-name="P39"><text:span text:style-name="T61"><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61">in the window for five secs, walked to the park, sat under a tree, checked my finances and my calendar, wrote.</text:span><text:span text:style-name="T33">1139</text:span><text:span text:style-name="T61"> </text:span><text:span text:style-name="T91">I can’t be</text:span><text:span text:style-name="T92"> I’m</text:span><text:span text:style-name="T61"> so excited to have three gigs coming up this weekend.</text:span></text:p>
      <text:p text:style-name="P39"><text:span text:style-name="T61"/></text:p>
      <text:p text:style-name="P22"><text:span text:style-name="T6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span></text:p>
      <text:p text:style-name="P22"><text:span text:style-name="T61"><text:s text:c="3"/>He drank some Coke, paid, walked to Meyers, laid on the bed, moved to the computer, transcribed, wrote.</text:span><text:span text:style-name="T33">230</text:span><text:span text:style-name="T61"> </text:span><text:span text:style-name="T67">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pan text:style-name="T67"><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span></text:p>
      <text:p text:style-name="P22"><text:span text:style-name="T67"/></text:p>
      <text:p text:style-name="P23"><text:span text:style-name="T61">vii.xv</text:span></text:p>
      <text:p text:style-name="P23"><text:span text:style-name="T61"/></text:p>
      <text:p text:style-name="P23"><text:span text:style-name="T61">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3">1125</text:span><text:span text:style-name="T61"> </text:span><text:span text:style-name="T68">He went into WoW, checked mail on all his </text:span><text:soft-page-break/><text:span text:style-name="T68">toons, waved goodbye to Dookem accidentally, then everyone.</text:span><text:span text:style-name="T36">1140</text:span><text:span text:style-name="T68"> </text:span></text:p>
      <text:p text:style-name="P23"><text:span text:style-name="T68"><text:s text:c="3"/></text:span><text:span text:style-name="T69">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7">820</text:span><text:span text:style-name="T69"> </text:span></text:p>
      <text:p text:style-name="P23"><text:span text:style-name="T69"><text:s text:c="3"/></text:span><text:span text:style-name="T70">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8">1038</text:span><text:span text:style-name="T70"> </text:span></text:p>
      <text:p text:style-name="P23"><text:span text:style-name="T70"/></text:p>
      <text:p text:style-name="P24"><text:span text:style-name="T70">v</text:span><text:span text:style-name="T61">ii.xvi</text:span></text:p>
      <text:p text:style-name="P24"><text:span text:style-name="T61"/></text:p>
      <text:p text:style-name="P24"><text:span text:style-name="T61">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span></text:p>
      <text:p text:style-name="P24"><text:span text:style-name="T61"><text:s text:c="3"/>He walked to Meyers, talked to Dustin/Amy, went in the house, drank a hop water, got in his tux, drove to LaZoom Room, walked to Wortham, chatted with Smitty/???, ate hour’dourves, drank drinks, listened to Elizabeth Corvi, a couple bankers, watched the season preview.</text:span></text:p>
      <text:p text:style-name="P24"><text:span text:style-name="T61"><text:s text:c="3"/>Ross kissed Hannah goodbye, drove to Trammell, got high, played </text:span><text:span text:style-name="T87">Only Takes a Minute, Birds of a Feather, s</text:span><text:span text:style-name="T61">ome new cover, </text:span><text:span text:style-name="T87">Time is Infinite </text:span><text:span text:style-name="T61">with Ryan, Dulci, Kevin (on keys/LH Moog,) chatted in the yard w/ Fwuit, grabbed some pretzel dogs, drove to Meyers, talked to Hannah on the phone, who said she was wanting to have more of an arist’s life, went inside, opened a hop water, took off his tux, wrote.</text:span><text:span text:style-name="T33">1117</text:span><text:span text:style-name="T61"> </text:span></text:p>
      <text:p text:style-name="P25"><text:span text:style-name="T61">vii.xvii</text:span></text:p>
      <text:p text:style-name="P26"><text:span text:style-name="T61"/></text:p>
      <text:p text:style-name="P26"><text:span text:style-name="T61">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3">210</text:span><text:span text:style-name="T61"> </text:span></text:p>
      <text:p text:style-name="P26"><text:span text:style-name="T61"><text:s text:c="3"/></text:span><text:span text:style-name="T71">Ross did a 2D mockup of the third iteration of the Shortcut case, got dressed, </text:span><text:span text:style-name="T72">made a coffee,</text:span><text:span text:style-name="T71">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9">926</text:span><text:span text:style-name="T71"> </text:span></text:p>
      <text:p text:style-name="P26"><text:span text:style-name="T71"><text:s text:c="3"/></text:span><text:span text:style-name="T73">He did 2D case design, loaded it into OnShape, noted a couple desired changes, went to bed.</text:span></text:p>
      <text:p text:style-name="P26"><text:span text:style-name="T73"/></text:p>
      <text:p text:style-name="P27"><text:span text:style-name="T61">vii.xviii</text:span></text:p>
      <text:p text:style-name="P27"><text:span text:style-name="T61"/></text:p>
      <text:p text:style-name="P27"><text:span text:style-name="T61">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3">1258</text:span><text:span text:style-name="T61"> </text:span></text:p>
      <text:p text:style-name="P27"><text:span text:style-name="T61"><text:s text:c="3"/></text:span><text:span text:style-name="T74">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28"><text:span text:style-name="T61">vii.xix</text:span></text:p>
      <text:p text:style-name="P29"><text:span text:style-name="T61"/></text:p>
      <text:p text:style-name="P29"><text:span text:style-name="T61">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3">337</text:span><text:span text:style-name="T61"> </text:span></text:p>
      <text:p text:style-name="P29"><text:span text:style-name="T61"><text:s text:c="3"/></text:span><text:span text:style-name="T75">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40">1133</text:span><text:span text:style-name="T75"> </text:span></text:p>
      <text:p text:style-name="P29"><text:span text:style-name="T75"/></text:p>
      <text:p text:style-name="P30"><text:span text:style-name="T75">v</text:span><text:span text:style-name="T61">ii.xx</text:span></text:p>
      <text:p text:style-name="P30"><text:span text:style-name="T61"/></text:p>
      <text:p text:style-name="P30"><text:span text:style-name="T61">Ross woke at ten, talked to Hannah, made coffee, flopped around in bed, eventually flashed a Rebound w/ Piframe, was baffled that it worked on the iMac but not Air.</text:span><text:span text:style-name="T33">126</text:span><text:span text:style-name="T61"> </text:span><text:span text:style-name="T76">He continued to rot as Hannah’s day got delayed, eventually ordering a pizza.</text:span><text:span text:style-name="T41">606</text:span><text:span text:style-name="T76"> </text:span></text:p>
      <text:p text:style-name="P30"><text:span text:style-name="T76"><text:s text:c="3"/></text:span><text:span text:style-name="T77">He ate, slowly realizing his pizza, despite having the correct vibes, was 4/6</text:span><text:span text:style-name="T42">th</text:span><text:span text:style-name="T77">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0"><text:span text:style-name="T77"/></text:p>
      <text:p text:style-name="P40"><text:span text:style-name="T61">VII.XXI</text:span></text:p>
      <text:p text:style-name="P40"><text:span text:style-name="T85"/></text:p>
      <text:p text:style-name="P40"><text:span text:style-name="T61">Woke to the sound of Hannah’s alarms after dreams of touring ‘Virginia Tech’ in search of Adam Bolt, who had been appointed a designated entity by Donald Trump to provide an item that shortened a freshman quest. Maddy Schuler was there too.</text:span></text:p>
      <text:p text:style-name="P40"><text:span text:style-name="T61"><text:s text:c="3"/>I snuggled Hannah, made her a coffee, sat in the relocated blue chair, watched her stretch, used my laser vision to heal her. When she got in the </text:span><text:soft-page-break/><text:span text:style-name="T61">shower, I made the middle bed, gathered belongings, ate some grapes, played Wordle (TIZZY in six,) hugged her goodbye, walked to Battle Cat, realizing I had forgotten my cup. I ordered an espresso/lime La Croix, drank on the porch, texted with Hannah.</text:span><text:span text:style-name="T33">956</text:span></text:p>
      <text:p text:style-name="P40"><text:span text:style-name="T61"/></text:p>
      <text:p text:style-name="P31"><text:span text:style-name="T61">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3">158</text:span></text:p>
      <text:p text:style-name="P40"><text:span text:style-name="T61"><text:s text:c="3"/></text:span><text:span text:style-name="T86">Ross wrote in his notebook: </text:span><text:span text:style-name="T78">I did some case brainstorming,</text:span><text:span text:style-name="T86"> (a minimal design the exact width of the PCB just barely fits on the A1 plate.)</text:span><text:span text:style-name="T78">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3">733</text:span><text:span text:style-name="T78"> </text:span></text:p>
      <text:p text:style-name="P40"><text:span text:style-name="T78"/></text:p>
      <text:p text:style-name="P32"><text:span text:style-name="T78">R</text:span><text:span text:style-name="T61">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3">1041</text:span><text:span text:style-name="T61"> </text:span><text:span text:style-name="T79">He shopped for switches/caps, decided on Keebio, bemoaned the total price, had the bright idea to search Walmart, made purchases, looked at his phone,</text:span><text:span text:style-name="T44">1252</text:span><text:span text:style-name="T79"> </text:span><text:span text:style-name="T80">took a bath.</text:span></text:p>
      <text:p text:style-name="P32"><text:span text:style-name="T80"/></text:p>
      <text:p text:style-name="P41"><text:span text:style-name="T61"/></text:p>
      <text:p text:style-name="P32"><text:span text:style-name="T80"/></text:p>
      <text:p text:style-name="P33"><text:span text:style-name="T61"/></text:p>
      <text:p text:style-name="P34"><text:span text:style-name="T61">vii.xxii</text:span></text:p>
      <text:p text:style-name="P33"><text:span text:style-name="T61"/></text:p>
      <text:p text:style-name="P33"><text:span text:style-name="T61">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3">1215</text:span><text:span text:style-name="T61"> </text:span><text:span text:style-name="T81">which was a miscommunication.</text:span></text:p>
      <text:p text:style-name="P33"><text:span text:style-name="T81"><text:s text:c="3"/>He put clothes in his laundry basket, drank another coffee, made his bed, talked to Hannah on the phone for a while about the Ryan/Melissa problem, scoured Discord, </text:span><text:span text:style-name="T82">printed journal pages, </text:span><text:span text:style-name="T81">researched magnets, thought about Layercase redesign possibilities, a larger Shortcut, his business in general.</text:span><text:span text:style-name="T45">222</text:span><text:span text:style-name="T81"> </text:span></text:p>
      <text:p text:style-name="P35"><text:span text:style-name="T81"><text:s text:c="3"/></text:span><text:span text:style-name="T83">He wrote in his scratch notebook: </text:span><text:span text:style-name="T89">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35"><text:span text:style-name="T89"><text:s text:c="3"/>Hannah came over after class. We talked, cuddled, pet cats. She decided to go home and I gave her directions. I laid on the bed with Ophelia for a while charging my phone, but, when she left, realized I wanted to be back on the couch.</text:span></text:p>
      <text:p text:style-name="P35"><text:span text:style-name="T89"/></text:p>
      <text:p text:style-name="P36"><text:span text:style-name="T87">VII.XXIII</text:span></text:p>
      <text:p text:style-name="P36"><text:span text:style-name="T87"/></text:p>
      <text:p text:style-name="P36"><text:span text:style-name="T87">I woke to early texts from Hannah &amp; Alex; Kevin wouldn’t be able to play Shakori. I soon got a call from her, told her everything woulc be alright, went back to sleep. First, actually, Merlin had woke me for food.</text:span></text:p>
      <text:p text:style-name="P36"><text:span text:style-name="T87"><text:s text:c="3"/>I slept til 1130, found beans, boiled water, ground the beans, fed Chester, started a French press, went outside, charged my phone, sat at the table with Chester, wrote, poured coffee.</text:span><text:span text:style-name="T23">1203</text:span><text:span text:style-name="T87"> I also played Wordle (WATER in five) and forgot to mention the main thing I did yesterday was finally successfully visualize how to design a stury 3DP Shortcut case for a smaller printer.</text:span></text:p>
      <text:p text:style-name="P36"><text:soft-page-break/><text:span text:style-name="T87"><text:s text:c="3"/>I brought in the trash, checked the mail, ate a banana, continued to drink coffee, visualized my afternoon.</text:span><text:span text:style-name="T23">1256</text:span></text:p>
      <text:p text:style-name="P36"><text:span text:style-name="T87"><text:s text:c="3"/>I went to put on clean clothes from the dryer, but they were hella damp, so I put that on for another hour, grabbed </text:span><text:span text:style-name="T90">On Quality</text:span><text:span text:style-name="T87">, finished that. I sat in the sun for a moment, thought about how Danny’s 3D prints use long bolts insterted from underneath. He said essentially that one just threads them into a 1.9mm hole.</text:span></text:p>
      <text:p text:style-name="P36"><text:span text:style-name="T87"><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span></text:p>
      <text:p text:style-name="P36"><text:span text:style-name="T87"/></text:p>
      <text:p text:style-name="P36"><text:span text:style-name="T87">VII.XXIV</text:span></text:p>
      <text:p text:style-name="P36"><text:span text:style-name="T87"/></text:p>
      <text:p text:style-name="P36"><text:span text:style-name="T87">I dreamed of being in weird Philly houses, then a back alley with 9</text:span><text:span text:style-name="T23">th</text:span><text:span text:style-name="T87">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36"><text:span text:style-name="T87"><text:s text:c="3"/>I played Wordle (QUAKE in three,) texted Hannah, started coffee, talked to her on the phone, sat on the floor.</text:span><text:span text:style-name="T23">1049</text:span></text:p>
      <text:p text:style-name="P36"><text:span text:style-name="T14"/></text:p>
      <text:p text:style-name="P36"><text:span text:style-name="T61">Ross drank more coffee, checked the mail, cleaned the French press, watered potted plants, changed his shirt, drove to Silverball, ate a half Dolly, continued to Meyers, opened his Keebio keycaps, transcribed journal entries.</text:span><text:span text:style-name="T33">324</text:span><text:span text:style-name="T61"> </text:span><text:span text:style-name="T84">He walked up to Morgan’s Comics, had a fun time working his first </text:span><text:soft-page-break/><text:span text:style-name="T84">official shift: Pokémon Night. He counted the drawer, put away tables/chairs, locked up, turned off the lights, the TVs, the AC, armed the alarm, walked to Country Club, bought an Athletica, took it to go, had a quick chat with Jesse on the street, continued to Meyers.</text:span><text:span text:style-name="T46">902</text:span><text:span text:style-name="T8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24T21:02:03.954548601</dc:date>
    <meta:editing-duration>P276DT16H48M34S</meta:editing-duration>
    <meta:editing-cycles>1669</meta:editing-cycles>
    <meta:generator>LibreOffice/24.2.5.2$MacOSX_X86_64 LibreOffice_project/bffef4ea93e59bebbeaf7f431bb02b1a39ee8a59</meta:generator>
    <meta:print-date>2025-07-22T12:16:37.436670714</meta:print-date>
    <meta:document-statistic meta:table-count="0" meta:image-count="0" meta:object-count="0" meta:page-count="18" meta:paragraph-count="127" meta:word-count="5262" meta:character-count="29883" meta:non-whitespace-character-count="24503"/>
  </office:meta>
</office:document-meta>
</file>